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7:48:45.556256094</dc:date>
    <meta:editing-duration>PT17S</meta:editing-duration>
    <meta:editing-cycles>2</meta:editing-cycles>
    <meta:generator>Collabora_Office/23.05.0.20230606$Linux_X86_64 LibreOffice_project/358668852337fac9535a12c0150ee8ffc83c666b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